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9cec" officeooo:paragraph-rsid="00079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to statements</text:p>
      <text:p text:style-name="P1">BY ALEX ON JUNE 21ST, 2007 | LAST MODIFIED BY ALEX ON JULY 2ND, 2015</text:p>
      <text:p text:style-name="P1">The goto statement is a control flow statement that causes the CPU to jump to another spot in the code. This spot is identified through use of a statement label. The following is an example of a goto statement and statement label:</text:p>
      <text:p text:style-name="P1"/>
      <text:p text:style-name="P1">1</text:p>
      <text:p text:style-name="P1">2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  <text:p text:style-name="P1">11</text:p>
      <text:p text:style-name="P1">12</text:p>
      <text:p text:style-name="P1">13</text:p>
      <text:p text:style-name="P1">14</text:p>
      <text:p text:style-name="P1">15</text:p>
      <text:p text:style-name="P1">16</text:p>
      <text:p text:style-name="P1">#include &lt;iostream&gt;</text:p>
      <text:p text:style-name="P1">#include &lt;cmath&gt; // for sqrt() function</text:p>
      <text:p text:style-name="P1"><text:s/></text:p>
      <text:p text:style-name="P1">int main()</text:p>
      <text:p text:style-name="P1">{</text:p>
      <text:p text:style-name="P1"><text:s text:c="4"/>double x;</text:p>
      <text:p text:style-name="P1">tryAgain: // this is a statement label</text:p>
      <text:p text:style-name="P1"><text:s text:c="4"/>std::cout &lt;&lt; "Enter a non-negative number"; </text:p>
      <text:p text:style-name="P1"><text:s text:c="4"/>std::cin &gt;&gt; x;</text:p>
      <text:p text:style-name="P1"><text:s/></text:p>
      <text:p text:style-name="P1"><text:s text:c="4"/>if (x &lt; 0.0)</text:p>
      <text:p text:style-name="P1"><text:s text:c="8"/>goto tryAgain; // this is the goto statement</text:p>
      <text:p text:style-name="P1"><text:s/></text:p>
      <text:p text:style-name="P1"><text:s text:c="4"/>std::cout &lt;&lt; "The sqrt of " &lt;&lt; x &lt;&lt; " is " &lt;&lt; sqrt(x) &lt;&lt; std::endl;</text:p>
      <text:p text:style-name="P1"><text:s text:c="4"/>return 0;</text:p>
      <text:p text:style-name="P1">}</text:p>
      <text:p text:style-name="P1">In this program, the user is asked to enter a non-negative number. However, if a negative number is entered, the program utilizes a goto statement to jump back to the tryAgain label. The user is then asked again to enter a new number. In this way, we can continually ask the user for input until he or she enters something valid.</text:p>
      <text:p text:style-name="P1"/>
      <text:p text:style-name="P1">In the section on variables, we covered three kinds of scope: local (block) scope, file scope, and global scope. Statement labels utilize a fourth kind of scope: function scope. The goto statement and its corresponding statement label must appear in the same function.</text:p>
      <text:p text:style-name="P1"/>
      <text:p text:style-name="P1">There are some restrictions on the use of goto statements. For example, you can’t jump forward over a variable that’s initialized in the same block as the goto:</text:p>
      <text:p text:style-name="P1"/>
      <text:p text:style-name="P1">1</text:p>
      <text:p text:style-name="P1">2</text:p>
      <text:p text:style-name="P1"><text:soft-page-break/>3</text:p>
      <text:p text:style-name="P1">4</text:p>
      <text:p text:style-name="P1">5</text:p>
      <text:p text:style-name="P1">6</text:p>
      <text:p text:style-name="P1">7</text:p>
      <text:p text:style-name="P1">8</text:p>
      <text:p text:style-name="P1">int main()</text:p>
      <text:p text:style-name="P1">{</text:p>
      <text:p text:style-name="P1"><text:s text:c="4"/>goto skip; // invalid forward jump</text:p>
      <text:p text:style-name="P1"><text:s text:c="4"/>int x = 5;</text:p>
      <text:p text:style-name="P1">skip:</text:p>
      <text:p text:style-name="P1"><text:s text:c="4"/>x += 3; // what would this even evaluate to?</text:p>
      <text:p text:style-name="P1"><text:s text:c="4"/>return 0;</text:p>
      <text:p text:style-name="P1">}</text:p>
      <text:p text:style-name="P1">In general, use of goto is shunned in C++ (and most other high level languages as well). Edsger W. Dijkstra, a noted computer scientist, laid out the case in a famous but difficult to read paper called Go To Statement Considered Harmful. The primary problem with goto is that it allows a programmer to cause the point of execution to jump around the code arbitrarily. This creates what is not-so-affectionately known as spaghetti code. Spaghetti code is code that has a path of execution that resembles a bowl of spaghetti (all tangled and twisted), making it extremely difficult to follow the logic of such code.</text:p>
      <text:p text:style-name="P1"/>
      <text:p text:style-name="P1">As Dijkstra says somewhat humorously, “the quality of programmers is a decreasing function of the density of go to statements in the programs they produce”.</text:p>
      <text:p text:style-name="P1"/>
      <text:p text:style-name="P1">Goto statements are common in some older languages, such as Basic or Fortran, and even used in C. However, in C++, goto statements are almost never used, as almost any code written using a goto statement can be more clearly written using other constructs in C++, such as loops, exception handlers, or destructors (all of which we’ll cover in future lessons).</text:p>
      <text:p text:style-name="P1"/>
      <text:p text:style-name="P1">Rule: Avoid use of goto statements unless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01:19:55.533031010</meta:creation-date>
    <dc:date>2016-03-14T01:20:51.623120834</dc:date>
    <meta:editing-duration>P0D</meta:editing-duration>
    <meta:editing-cycles>1</meta:editing-cycles>
    <meta:document-statistic meta:table-count="0" meta:image-count="0" meta:object-count="0" meta:page-count="2" meta:paragraph-count="58" meta:word-count="501" meta:character-count="2751" meta:non-whitespace-character-count="2253"/>
    <meta:generator>LibreOffice/4.2.8.2$Linux_X86_64 LibreOffice_project/420m0$Build-2</meta:generator>
  </office:meta>
</office:document-meta>
</file>